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00000033CE60980B3.png"/>
  <manifest:file-entry manifest:media-type="image/png" manifest:full-path="Pictures/10000201000005900000042C63E18CED.png"/>
  <manifest:file-entry manifest:media-type="image/png" manifest:full-path="Pictures/1000020100000558000003F40DA92ABC.png"/>
  <manifest:file-entry manifest:media-type="image/png" manifest:full-path="Pictures/10000201000005900000042C059F4DEE.png"/>
  <manifest:file-entry manifest:media-type="image/png" manifest:full-path="Pictures/10000201000005900000042C433C4C7E.png"/>
  <manifest:file-entry manifest:media-type="image/png" manifest:full-path="Pictures/10000201000005900000042CF5B5F85C.png"/>
  <manifest:file-entry manifest:media-type="image/png" manifest:full-path="Pictures/100000000000002A000000251DC35458.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A00000046EB1A6AAA.png"/>
  <manifest:file-entry manifest:media-type="image/png" manifest:full-path="Pictures/10000201000005900000042C409D7890.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201000005900000042C27585A45.png"/>
  <manifest:file-entry manifest:media-type="image/png" manifest:full-path="Pictures/100000000000004700000043CCB6FEBD.png"/>
  <manifest:file-entry manifest:media-type="image/png" manifest:full-path="Pictures/10000201000005900000042CA27A3938.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580000004EE2AF0974.png"/>
  <manifest:file-entry manifest:media-type="image/png" manifest:full-path="Pictures/100002010000059000000454C03FE2BF.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700000022DB3FF8ED.png"/>
  <manifest:file-entry manifest:media-type="image/png" manifest:full-path="Pictures/100000000000002500000024D20EB016.png"/>
  <manifest:file-entry manifest:media-type="image/png" manifest:full-path="Pictures/10000000000000410000003FF563A137.png"/>
  <manifest:file-entry manifest:media-type="image/png" manifest:full-path="Pictures/10000201000002DC000001DFD8B4F7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weight="bold" style:font-weight-asian="bold" style:font-weight-complex="bold"/>
    </style:style>
    <style:style style:name="P32"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33"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34"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3" style:family="text">
      <style:text-properties style:font-name="Lucida Console" fo:font-size="9pt" style:font-size-asian="9pt" style:font-size-complex="9pt"/>
    </style:style>
    <style:style style:name="T14" style:family="text">
      <style:text-properties style:font-name="Times New Roman"/>
    </style:style>
    <style:style style:name="T15"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4041561275532094226" text:style-name="L1">
        <text:list-item>
          <text:p text:style-name="P32">Introduction</text:p>
          <text:p text:style-name="P24"/>
          <text:p text:style-name="P33">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4"/>
        </text:list-item>
        <text:list-item>
          <text:p text:style-name="P27">Getting pLisp</text:p>
          <text:p text:style-name="P24"/>
          <text:p text:style-name="P24">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24"/>
        </text:list-item>
        <text:list-item>
          <text:p text:style-name="P27">Installing pLisp</text:p>
        </text:list-item>
      </text:list>
      <text:p text:style-name="P3"/>
      <text:p text:style-name="P3"><text:tab/>Note: Please refer to Section 14 for instructions on installing pLisp from source.</text:p>
      <text:p text:style-name="P3"/>
      <text:p text:style-name="P10"><text:span text:style-name="T7"><text:tab/></text:span><text:span text:style-name="T8">Linux</text:span></text:p>
      <text:p text:style-name="P8"/>
      <text:p text:style-name="P10"><text:span text:style-name="T8"><text:tab/></text:span>pLisp can be installed using the 'dpkg' command (sudo dpkg -i &lt;plisp deb file&gt;). The following <text:tab/>dependencies need to be satisfied first (you can install these packages using the package <text:tab/>manager of your choice):</text:p>
      <text:p text:style-name="P10"/>
      <text:p text:style-name="P10"><text:tab/><text:tab/>libgtk-3-0</text:p>
      <text:p text:style-name="P10"><text:tab/><text:tab/>libgtksourceview-3.0-0</text:p>
      <text:p text:style-name="P10"><text:tab/><text:tab/>libffi6</text:p>
      <text:p text:style-name="P10"><text:tab/><text:tab/>tcc</text:p>
      <text:p text:style-name="P9"/>
      <text:p text:style-name="P10"><text:span text:style-name="T7"><text:tab/></text:span><text:span text:style-name="T8">Windows</text:span></text:p>
      <text:p text:style-name="P8"/>
      <text:p text:style-name="P10"><text:span text:style-name="T8"><text:tab/></text:span>Simply unzip the downloaded zip file to a location of your choice. You will also need the GTK <text:tab/>and GTKSourceView packages for Windows, which can be installed using <text:a xlink:type="simple" xlink:href="http://www.msys2.org/" text:style-name="Internet_20_link" text:visited-style-name="Visited_20_Internet_20_Link">MSY2</text:a> and pacman. <text:tab/>For example (from an MSYS2 shell):</text:p>
      <text:p text:style-name="P10"/>
      <text:p text:style-name="P10"><text:s text:c="8"/><text:tab/><text:tab/>pacman -S mingw-w64-i686-gtk3</text:p>
      <text:p text:style-name="P10"><text:s text:c="8"/><text:tab/><text:tab/>pacman -S mingw-w64-i686-gtksourceview3</text:p>
      <text:p text:style-name="P10"/>
      <text:p text:style-name="P10"><text:tab/>Before running pLisp, ensure that the PATH environment variable has been updated to reflect <text:tab/>the location of the MSYS2 DLLs. For example</text:p>
      <text:p text:style-name="P10"/>
      <text:p text:style-name="P10"><text:s text:c="7"/><text:tab/><text:tab/>set PATH=%path%;c:\msys2\mingw32\bin</text:p>
      <text:p text:style-name="P9"/>
      <text:p text:style-name="P10"><text:span text:style-name="T7"><text:tab/></text:span><text:span text:style-name="T8">OS X</text:span></text:p>
      <text:p text:style-name="P9"/>
      <text:p text:style-name="P10"><text:span text:style-name="T7"><text:tab/></text:span>I am working on an OS X bundle for pLisp, till then we need to compile it from source for OS <text:tab/>X (Section 14). <text:s/></text:p>
      <text:p text:style-name="P9"><text:soft-page-break/></text:p>
      <text:list xml:id="list564686264" text:continue-numbering="true" text:style-name="L1">
        <text:list-item>
          <text:p text:style-name="P27">Invoking pLisp</text:p>
          <text:p text:style-name="P30"/>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2090975748225361563" text:style-name="L2">
              <text:list-item>
                <text:list>
                  <text:list-item>
                    <text:list>
                      <text:list-header>
                        <text:p text:style-name="P34">tcc throws up a lot of warnings when running pLisp. These warnings can be ignored. One option is to redirect them to /dev/null (<text:span text:style-name="T13">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5"><text:span text:style-name="T1">b. </text:span>plisp -e &lt;expression&gt;: <text:span text:style-name="T1">Use pLisp to just evaluate a single expression, print the results and </text:span></text:p>
      <text:p text:style-name="P16"/>
      <text:p text:style-name="P16"><draw:frame draw:style-name="fr1" draw:name="graphics1" text:anchor-type="paragraph" svg:x="0.623cm" svg:y="0.132cm" svg:width="16.346cm" svg:height="10.696cm" draw:z-index="20"><draw:image xlink:href="Pictures/10000201000002DC000001DFD8B4F754.png" xlink:type="simple" xlink:show="embed" xlink:actuate="onLoad"/></draw:frame>Figure 1</text:p>
      <text:p text:style-name="P18"/>
      <text:list xml:id="list4361175390033809464" text:style-name="L3">
        <text:list-header>
          <text:p text:style-name="P35"><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17"/>
      <text:p text:style-name="P17"><draw:frame draw:style-name="fr2" draw:name="graphics2" text:anchor-type="paragraph" svg:width="14.605cm" svg:height="4.577cm" draw:z-index="17"><draw:image xlink:href="Pictures/1000020100000228000000AD33F1B489.png" xlink:type="simple" xlink:show="embed" xlink:actuate="onLoad"/></draw:frame><text:soft-page-break/></text:p>
      <text:p text:style-name="P16">Figure 2</text:p>
      <text:p text:style-name="P17"/>
      <text:p text:style-name="P15"><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7"/>
      <text:p text:style-name="P15"><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7"/>
      <text:p text:style-name="P17">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7"/>
      <text:p text:style-name="P15"><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7"/>
      <table:table table:name="Table5" table:style-name="Table5">
        <table:table-column table:style-name="Table5.A"/>
        <table:table-row>
          <table:table-cell table:style-name="Table5.A1" office:value-type="string">
            <text:p text:style-name="P22">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9">pLisp ships with this default image file as part of the distribution, copy this file to a location of your choice.</text:span></text:p>
          </table:table-cell>
        </table:table-row>
      </table:table>
      <text:p text:style-name="P15"/>
      <text:list xml:id="list1640810207" text:continue-list="list564686264" text:style-name="L1">
        <text:list-item>
          <text:p text:style-name="P27">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7"/>
      <text:p text:style-name="P7"><draw:frame draw:style-name="fr3" draw:name="graphics3" text:anchor-type="paragraph" svg:width="17.59cm" svg:height="13.684cm" draw:z-index="21"><draw:image xlink:href="Pictures/100002010000059000000454C03FE2BF.png" xlink:type="simple" xlink:show="embed" xlink:actuate="onLoad"/></draw:frame><text:soft-page-break/></text:p>
      <text:p text:style-name="P4">Figure 3</text:p>
      <text:p text:style-name="P6"/>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able:table-row table:style-name="Table1.1">
          <table:table-cell table:style-name="Table1.A1" office:value-type="string">
            <text:p text:style-name="P20"><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20"/>
            <text:p text:style-name="P20">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20"><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20">Click on this button either to save an already loaded image file or to create a fresh image. Keyboard shortcut: Control-S.</text:p>
          </table:table-cell>
        </table:table-row>
        <text:soft-page-break/>
        <table:table-row>
          <table:table-cell table:style-name="Table1.A1" office:value-type="string">
            <text:p text:style-name="P20"><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20">This button opens the Workspace window or, if it's already open, brings it to the front. Keyboard shortcut: F7.</text:p>
          </table:table-cell>
        </table:table-row>
        <table:table-row>
          <table:table-cell table:style-name="Table1.A1" office:value-type="string">
            <text:p text:style-name="P20"><draw:frame draw:style-name="fr2" draw:name="graphics7" text:anchor-type="paragraph" svg:width="1.879cm" svg:height="1.773cm" draw:z-index="12"><draw:image xlink:href="Pictures/100000000000004700000043CCB6FEBD.png" xlink:type="simple" xlink:show="embed" xlink:actuate="onLoad"/></draw:frame></text:p>
          </table:table-cell>
          <table:table-cell table:style-name="Table1.A1" office:value-type="string">
            <text:p text:style-name="P20">This button opens the System Browser window or, if it's already open, brings it to the front. Keyboard shortcut: F9.</text:p>
          </table:table-cell>
        </table:table-row>
        <table:table-row>
          <table:table-cell table:style-name="Table1.A1" office:value-type="string">
            <text:p text:style-name="P20"><draw:frame draw:style-name="fr1" draw:name="graphics28" text:anchor-type="paragraph" svg:x="3.537cm" svg:y="0.397cm" svg:width="1.72cm" svg:height="1.667cm" draw:z-index="13"><draw:image xlink:href="Pictures/10000000000000410000003FF563A137.png" xlink:type="simple" xlink:show="embed" xlink:actuate="onLoad"/></draw:frame></text:p>
          </table:table-cell>
          <table:table-cell table:style-name="Table1.A1" office:value-type="string">
            <text:p text:style-name="P20"/>
            <text:p text:style-name="P20">Click on this button to clear the contents of the Transcript.</text:p>
          </table:table-cell>
        </table:table-row>
        <table:table-row>
          <table:table-cell table:style-name="Table1.A1" office:value-type="string">
            <text:p text:style-name="P20"><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20">Exits pLisp. If you have made changes to an image, you will be prompted to save the changes. Keyboard shortcut: Control-W.</text:p>
          </table:table-cell>
        </table:table-row>
      </table:table>
      <text:p text:style-name="P6"/>
      <text:list xml:id="list1948645174" text:continue-numbering="true" text:style-name="L1">
        <text:list-item>
          <text:p text:style-name="P27">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4" draw:name="graphics9" text:anchor-type="paragraph" svg:width="17.59cm" svg:height="13.19cm" draw:z-index="22"><draw:image xlink:href="Pictures/10000201000005900000042C27585A45.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20"><draw:frame draw:style-name="fr1" draw:name="graphics10" text:anchor-type="paragraph" svg:x="3.965cm" svg:y="0.445cm" svg:width="0.953cm" svg:height="0.979cm" draw:z-index="9"><draw:image xlink:href="Pictures/100000000000002400000025D334A1A6.png" xlink:type="simple" xlink:show="embed" xlink:actuate="onLoad"/></draw:frame></text:p>
          </table:table-cell>
          <table:table-cell table:style-name="Table2.A1" office:value-type="string">
            <text:p text:style-name="P20">Click on this button to load a file containing pLisp source expressions. Useful if you would like to feed multiple (previously saved) expressions in one shot. Keyboard shortcut: Control-O.</text:p>
            <text:p text:style-name="P20"/>
          </table:table-cell>
        </table:table-row>
        <table:table-row>
          <table:table-cell table:style-name="Table2.A1" office:value-type="string">
            <text:p text:style-name="P20"><draw:frame draw:style-name="fr1" draw:name="graphics25" text:anchor-type="paragraph" svg:x="3.866cm" svg:y="0.291cm" svg:width="1.058cm" svg:height="0.979cm" draw:z-index="19"><draw:image xlink:href="Pictures/100000000000002800000025D4625D25.png" xlink:type="simple" xlink:show="embed" xlink:actuate="onLoad"/></draw:frame></text:p>
          </table:table-cell>
          <table:table-cell table:style-name="Table2.A1" office:value-type="string">
            <text:p text:style-name="P20">This button opens the File Browser window, or, if it's already opened, brings it to the front.</text:p>
          </table:table-cell>
        </table:table-row>
        <table:table-row>
          <table:table-cell table:style-name="Table2.A1" office:value-type="string">
            <text:p text:style-name="P20"><draw:frame draw:style-name="fr1" draw:name="graphics11" text:anchor-type="paragraph" svg:x="3.909cm" svg:y="0.335cm" svg:width="0.979cm" svg:height="0.873cm" draw:z-index="18"><draw:image xlink:href="Pictures/100000000000002500000021A0642EB9.png" xlink:type="simple" xlink:show="embed" xlink:actuate="onLoad"/></draw:frame></text:p>
          </table:table-cell>
          <table:table-cell table:style-name="Table2.A1" office:value-type="string">
            <text:p text:style-name="P20">Click on this button to evaluate a selected expression entered into the workspace. Keyboard shortcut: Control-Enter.</text:p>
          </table:table-cell>
        </table:table-row>
        <text:soft-page-break/>
        <table:table-row>
          <table:table-cell table:style-name="Table2.A1" office:value-type="string">
            <text:p text:style-name="P20"><draw:frame draw:style-name="fr1" draw:name="graphics27" text:anchor-type="paragraph" svg:x="3.972cm" svg:y="0.45cm" svg:width="0.847cm" svg:height="0.873cm" draw:z-index="11"><draw:image xlink:href="Pictures/1000000000000020000000219AA39B4E.png" xlink:type="simple" xlink:show="embed" xlink:actuate="onLoad"/></draw:frame></text:p>
          </table:table-cell>
          <table:table-cell table:style-name="Table2.A1" office:value-type="string">
            <text:p text:style-name="P20"/>
            <text:p text:style-name="P20">Click on this button to clear the contents of the workspace.</text:p>
          </table:table-cell>
        </table:table-row>
        <table:table-row>
          <table:table-cell table:style-name="Table2.A1" office:value-type="string">
            <text:p text:style-name="P20"><draw:frame draw:style-name="fr1" draw:name="graphics12" text:anchor-type="paragraph" svg:x="3.803cm" svg:y="0.397cm" svg:width="1.191cm" svg:height="1.005cm" draw:z-index="10"><draw:image xlink:href="Pictures/100000000000002D0000002630F9DF51.png" xlink:type="simple" xlink:show="embed" xlink:actuate="onLoad"/></draw:frame></text:p>
          </table:table-cell>
          <table:table-cell table:style-name="Table2.A1" office:value-type="string">
            <text:p text:style-name="P20"/>
            <text:p text:style-name="P20">Click on this button to close the Workspace Window. Keyboard shortcut: Control-W.</text:p>
          </table:table-cell>
        </table:table-row>
      </table:table>
      <text:p text:style-name="P6"/>
      <text:p text:style-name="P6"/>
      <text:list xml:id="list295346273" text:continue-numbering="true" text:style-name="L1">
        <text:list-item>
          <text:p text:style-name="P27">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1"><draw:frame draw:style-name="fr4" draw:name="graphics13" text:anchor-type="paragraph" svg:width="17.59cm" svg:height="13.19cm" draw:z-index="23"><draw:image xlink:href="Pictures/10000201000005900000042C409D7890.png" xlink:type="simple" xlink:show="embed" xlink:actuate="onLoad"/></draw:frame><text:span text:style-name="T2"/></text:p>
      <text:p text:style-name="P4">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text:soft-page-break/></text:p>
      <text:p text:style-name="P6"><text:tab/>The System Browser has these eight tool bar buttons:</text:p>
      <text:p text:style-name="P6"/>
      <table:table table:name="Table3" table:style-name="Table3">
        <table:table-column table:style-name="Table3.A"/>
        <table:table-column table:style-name="Table3.B"/>
        <table:table-row>
          <table:table-cell table:style-name="Table3.A1" office:value-type="string">
            <text:p text:style-name="P19"><draw:frame draw:style-name="fr1" draw:name="graphics14" text:anchor-type="paragraph" svg:x="3.935cm" svg:y="0.238cm" svg:width="0.926cm" svg:height="0.82cm" draw:z-index="4"><draw:image xlink:href="Pictures/10000000000000230000001F91A6F0EB.png" xlink:type="simple" xlink:show="embed" xlink:actuate="onLoad"/></draw:frame></text:p>
          </table:table-cell>
          <table:table-cell table:style-name="Table3.A1" office:value-type="string">
            <text:p text:style-name="P19">Click on this button to create a new package. Keyboard shortcut: Control-K.</text:p>
          </table:table-cell>
        </table:table-row>
        <table:table-row>
          <table:table-cell table:style-name="Table3.A1" office:value-type="string">
            <text:p text:style-name="P19"><draw:frame draw:style-name="fr1" draw:name="graphics15" text:anchor-type="paragraph" svg:x="3.962cm" svg:y="0.159cm" svg:width="0.873cm" svg:height="0.794cm" draw:z-index="5"><draw:image xlink:href="Pictures/10000000000000210000001EEA777B61.png" xlink:type="simple" xlink:show="embed" xlink:actuate="onLoad"/></draw:frame></text:p>
          </table:table-cell>
          <table:table-cell table:style-name="Table3.A1" office:value-type="string">
            <text:p text:style-name="P19">Click on this button to create a new symbol in the selected package. Keyboard shortcut: Control-N.</text:p>
          </table:table-cell>
        </table:table-row>
        <table:table-row>
          <table:table-cell table:style-name="Table3.A1" office:value-type="string">
            <text:p text:style-name="P19"><draw:frame draw:style-name="fr1" draw:name="graphics16" text:anchor-type="paragraph" svg:x="3.868cm" svg:y="0.265cm" svg:width="1.058cm" svg:height="0.953cm" draw:z-index="6"><draw:image xlink:href="Pictures/10000000000000280000002436AFA07B.png" xlink:type="simple" xlink:show="embed" xlink:actuate="onLoad"/></draw:frame></text:p>
          </table:table-cell>
          <table:table-cell table:style-name="Table3.A1" office:value-type="string">
            <text:p text:style-name="P19">Click on this button to accept the changes made in the code panel. Keyboard shortcut: Control-S.</text:p>
          </table:table-cell>
        </table:table-row>
        <table:table-row>
          <table:table-cell table:style-name="Table3.A1" office:value-type="string">
            <text:p text:style-name="P19"><draw:frame draw:style-name="fr1" draw:name="graphics17" text:anchor-type="paragraph" svg:x="3.895cm" svg:y="0.212cm" svg:width="1.005cm" svg:height="0.926cm" draw:z-index="7"><draw:image xlink:href="Pictures/100000000000002600000023B29E90E6.png" xlink:type="simple" xlink:show="embed" xlink:actuate="onLoad"/></draw:frame></text:p>
          </table:table-cell>
          <table:table-cell table:style-name="Table3.A1" office:value-type="string">
            <text:p text:style-name="P19">Click on this button to delete the selected symbol. Keyboard shortcut: Control-X.</text:p>
          </table:table-cell>
        </table:table-row>
        <table:table-row>
          <table:table-cell table:style-name="Table3.A1" office:value-type="string">
            <text:p text:style-name="P19"><draw:frame draw:style-name="fr1" draw:name="graphics18" text:anchor-type="paragraph" svg:x="3.868cm" svg:y="0.028cm" svg:width="1.058cm" svg:height="0.9cm" draw:z-index="14"><draw:image xlink:href="Pictures/100000000000002800000022C367191C.png" xlink:type="simple" xlink:show="embed" xlink:actuate="onLoad"/></draw:frame></text:p>
          </table:table-cell>
          <table:table-cell table:style-name="Table3.A1" office:value-type="string">
            <text:p text:style-name="P19">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9"><draw:frame draw:style-name="fr1" draw:name="graphics29" text:anchor-type="paragraph" svg:x="3.907cm" svg:y="0.318cm" svg:width="0.979cm" svg:height="0.953cm" draw:z-index="15"><draw:image xlink:href="Pictures/100000000000002500000024D20EB016.png" xlink:type="simple" xlink:show="embed" xlink:actuate="onLoad"/></draw:frame></text:p>
          </table:table-cell>
          <table:table-cell table:style-name="Table3.A1" office:value-type="string">
            <text:p text:style-name="P19"/>
            <text:p text:style-name="P19">Click on this button to export the contents (in pLisp source form) of the selected package</text:p>
          </table:table-cell>
        </table:table-row>
        <table:table-row>
          <table:table-cell table:style-name="Table3.A1" office:value-type="string">
            <text:p text:style-name="P19"><draw:frame draw:style-name="fr1" draw:name="graphics30" text:anchor-type="paragraph" svg:x="3.881cm" svg:y="0.265cm" svg:width="1.032cm" svg:height="0.9cm" draw:z-index="16"><draw:image xlink:href="Pictures/100000000000002700000022DB3FF8ED.png" xlink:type="simple" xlink:show="embed" xlink:actuate="onLoad"/></draw:frame></text:p>
          </table:table-cell>
          <table:table-cell table:style-name="Table3.A1" office:value-type="string">
            <text:p text:style-name="P19"/>
            <text:p text:style-name="P19">Click on this button to list all the top-level definitions that refer to the selected symbol</text:p>
          </table:table-cell>
        </table:table-row>
        <table:table-row>
          <table:table-cell table:style-name="Table3.A1" office:value-type="string">
            <text:p text:style-name="P19"><draw:frame draw:style-name="fr1" draw:name="graphics19" text:anchor-type="paragraph" svg:x="3.842cm" svg:y="0.318cm" svg:width="1.111cm" svg:height="0.979cm" draw:z-index="8"><draw:image xlink:href="Pictures/100000000000002A000000251DC35458.png" xlink:type="simple" xlink:show="embed" xlink:actuate="onLoad"/></draw:frame></text:p>
          </table:table-cell>
          <table:table-cell table:style-name="Table3.A1" office:value-type="string">
            <text:p text:style-name="P19"/>
            <text:p text:style-name="P19">Click on the button to close the System Browser window. Keyboard shortcut: Control-W.</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739109346" text:continue-numbering="true" text:style-name="L1">
        <text:list-item>
          <text:p text:style-name="P27"><text:soft-page-break/>Referrers Window</text:p>
          <text:p text:style-name="P27"/>
        </text:list-item>
      </text:list>
      <text:p text:style-name="P3"><text:tab/><text:span text:style-name="T1">The Referrers window is invoked from the System Browser window to list all the top level <text:tab/>definitions that refer to the selected symbol. Figure 6 below shows a sample invocation of the <text:tab/>Referrers window for the core symbol 'length':</text:span></text:p>
      <text:p text:style-name="P6"><draw:frame draw:style-name="fr5" draw:name="graphics24" text:anchor-type="paragraph" svg:x="0.111cm" svg:y="0.318cm" svg:width="17.59cm" svg:height="13.19cm" draw:z-index="24"><draw:image xlink:href="Pictures/10000201000005900000042CF5B5F85C.png" xlink:type="simple" xlink:show="embed" xlink:actuate="onLoad"/></draw:frame></text:p>
      <text:p text:style-name="P6"/>
      <text:p text:style-name="P4">Figure 6</text:p>
      <text:list xml:id="list499866157" text:continue-numbering="true" text:style-name="L1">
        <text:list-header>
          <text:p text:style-name="P27"/>
        </text:list-header>
        <text:list-item>
          <text:p text:style-name="P27">File Browser Window</text:p>
          <text:p text:style-name="P27"/>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draw:frame draw:style-name="fr3" draw:name="graphics26" text:anchor-type="paragraph" svg:width="17.59cm" svg:height="13.19cm" draw:z-index="25"><draw:image xlink:href="Pictures/10000201000005900000042C433C4C7E.png" xlink:type="simple" xlink:show="embed" xlink:actuate="onLoad"/></draw:frame><text:soft-page-break/></text:p>
      <text:p text:style-name="P4">Figure 7</text:p>
      <text:p text:style-name="P4"/>
      <text:p text:style-name="P17">Note: Press Control-F to trigger the search window in the File Browser, press Control-G to continue the search.</text:p>
      <text:p text:style-name="P6"/>
      <text:list xml:id="list983480887" text:continue-numbering="true" text:style-name="L1">
        <text:list-item>
          <text:p text:style-name="P27">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1"><text:tab/>(let ((x 0))</text:p>
      <text:p text:style-name="P21"><text:tab/> <text:s/>(print x)</text:p>
      <text:p text:style-name="P21"><text:tab/> <text:s/>(break)</text:p>
      <text:p text:style-name="P21"><text:tab/> <text:s/>(incf x)</text:p>
      <text:p text:style-name="P21"><text:s text:c="7"/>(break))</text:p>
      <text:p text:style-name="P6"/>
      <text:p text:style-name="P6"><text:tab/>This code creates a local variable x, initialized to zero, prints it, then increments it. There are <text:tab/>break statements after the print and the increment. Evaluating this expression brings up the <text:soft-page-break/><text:tab/>Debugger window twice (Figure 7), once for each break statement (pressing the Resume <text:tab/>button in the window resumes the evaluation). Pressing the Abort button aborts the evaluation.</text:p>
      <text:p text:style-name="P3"><draw:frame draw:style-name="fr3" draw:name="graphics20" text:anchor-type="paragraph" svg:width="17.59cm" svg:height="13.19cm" draw:z-index="26"><draw:image xlink:href="Pictures/10000201000005900000042C059F4DEE.png" xlink:type="simple" xlink:show="embed" xlink:actuate="onLoad"/></draw:frame></text:p>
      <text:p text:style-name="P4">Figure 8</text:p>
      <text:p text:style-name="P6"><text:tab/></text:p>
      <text:list xml:id="list870644102" text:continue-numbering="true" text:style-name="L1">
        <text:list-item>
          <text:p text:style-name="P27">Exceptions</text:p>
        </text:list-item>
      </text:list>
      <text:p text:style-name="P3"/>
      <text:p text:style-name="P11"><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3" draw:name="graphics21" text:anchor-type="paragraph" svg:width="17.59cm" svg:height="13.19cm" draw:z-index="27"><draw:image xlink:href="Pictures/10000201000005900000042CA27A3938.png" xlink:type="simple" xlink:show="embed" xlink:actuate="onLoad"/></draw:frame><text:soft-page-break/></text:p>
      <text:list xml:id="list650858908" text:continue-numbering="true" text:style-name="L1">
        <text:list-header>
          <text:p text:style-name="P29">Figure 9</text:p>
        </text:list-header>
      </text:list>
      <text:p text:style-name="P3"/>
      <text:p text:style-name="P4"/>
      <text:p text:style-name="P4"><draw:frame draw:style-name="fr3" draw:name="graphics22" text:anchor-type="paragraph" svg:width="17.59cm" svg:height="13.01cm" draw:z-index="28"><draw:image xlink:href="Pictures/1000020100000558000003F40DA92ABC.png" xlink:type="simple" xlink:show="embed" xlink:actuate="onLoad"/></draw:frame><text:soft-page-break/></text:p>
      <text:p text:style-name="P4"/>
      <text:p text:style-name="P4">Figure 10</text:p>
      <text:p text:style-name="P4"/>
      <text:p text:style-name="P4"><draw:frame draw:style-name="fr3" draw:name="graphics23" text:anchor-type="paragraph" svg:width="17.59cm" svg:height="13.19cm" draw:z-index="29"><draw:image xlink:href="Pictures/10000201000005900000042C63E18CED.png" xlink:type="simple" xlink:show="embed" xlink:actuate="onLoad"/></draw:frame><text:soft-page-break/></text:p>
      <text:p text:style-name="P4">Figure 11</text:p>
      <text:p text:style-name="P4"/>
      <text:list xml:id="list392976190" text:continue-numbering="true" text:style-name="L1">
        <text:list-item>
          <text:p text:style-name="P27">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3" draw:name="graphics31" text:anchor-type="paragraph" svg:width="17.59cm" svg:height="10.225cm" draw:z-index="30"><draw:image xlink:href="Pictures/10000201000005900000033CE60980B3.png" xlink:type="simple" xlink:show="embed" xlink:actuate="onLoad"/></draw:frame><text:soft-page-break/></text:p>
      <text:list xml:id="list1927618057" text:continue-numbering="true" text:style-name="L1">
        <text:list-header>
          <text:p text:style-name="P29">Figure 12</text:p>
          <text:p text:style-name="P29"/>
        </text:list-header>
        <text:list-item>
          <text:p text:style-name="P27">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1227392609" text:continue-numbering="true" text:style-name="L1">
        <text:list-item>
          <text:p text:style-name="P27">Building pLisp From Source </text:p>
        </text:list-item>
      </text:list>
      <text:p text:style-name="P6"><text:tab/></text:p>
      <text:p text:style-name="P3"><text:tab/><text:span text:style-name="T7">Linux</text:span></text:p>
      <text:p text:style-name="P8"/>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6">make</text:span><text:span text:style-name="T1">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text:soft-page-break/></text:p>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7">OS X</text:span></text:p>
      <text:p text:style-name="P8"/>
      <text:p text:style-name="P3"><text:span text:style-name="T7"><text:tab/></text:span><text:span text:style-name="T9">a. Install pkg-config using </text:span><text:a xlink:type="simple" xlink:href="http://brew.sh/" text:style-name="Internet_20_link" text:visited-style-name="Visited_20_Internet_20_Link"><text:span text:style-name="T9">Homebrew</text:span></text:a></text:p>
      <text:p text:style-name="P10"/>
      <text:p text:style-name="P3"><text:span text:style-name="T7"><text:tab/></text:span><text:span text:style-name="T9">b. Install GTK3 using the </text:span><text:a xlink:type="simple" xlink:href="https://wiki.gnome.org/Projects/GTK+/OSX/Building" text:style-name="Internet_20_link" text:visited-style-name="Visited_20_Internet_20_Link"><text:span text:style-name="T9">jhbuild</text:span></text:a><text:span text:style-name="T9"> system:</text:span></text:p>
      <text:p text:style-name="P10"/>
      <text:p text:style-name="P5"><text:span text:style-name="T10"><text:tab/><text:tab/></text:span><text:span text:style-name="T11">./gtk-osx-build-setup.sh</text:span></text:p>
      <text:p text:style-name="P3"><text:span text:style-name="T9"><text:tab/><text:tab/></text:span><text:span text:style-name="T12">jhbuild bootstrap</text:span></text:p>
      <text:p text:style-name="P5"><text:span text:style-name="T10"><text:tab/><text:tab/></text:span><text:span text:style-name="T11">jhbuild build meta-gtk-osx-bootstrap meta-gtk-osx-gtk3</text:span></text:p>
      <text:p text:style-name="P12"/>
      <text:p text:style-name="P10"><text:tab/>c. Install GtkSourceView3, again using jhbuild:</text:p>
      <text:p text:style-name="P10"/>
      <text:p text:style-name="P3"><text:span text:style-name="T9"><text:tab/><text:tab/></text:span><text:span text:style-name="T12">jhbuild build gtksourceview3</text:span></text:p>
      <text:p text:style-name="P13"/>
      <text:p text:style-name="P3"><text:span text:style-name="T12"><text:tab/></text:span><text:span text:style-name="T15">d. Install the <text:s/></text:span><text:a xlink:type="simple" xlink:href="http://bellard.org/tcc/" text:style-name="Internet_20_link" text:visited-style-name="Visited_20_Internet_20_Link"><text:span text:style-name="T15">Tiny C Compiler</text:span></text:a><text:span text:style-name="T15">. You will have to do it the './configure; make; sudo make <text:tab/>install' way.</text:span></text:p>
      <text:p text:style-name="P14"/>
      <text:p text:style-name="P14"><text:tab/>e. Install the <text:a xlink:type="simple" xlink:href="https://www.hboehm.info/gc/gc_source/" text:style-name="Internet_20_link" text:visited-style-name="Visited_20_Internet_20_Link">Boehm Garbage Collector</text:a> using './configure; make; sudo make install'</text:p>
      <text:p text:style-name="P14"/>
      <text:p text:style-name="P14"><text:tab/>f.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7">Windows</text:span></text:p>
      <text:p text:style-name="P8"/>
      <text:p text:style-name="P11"><text:span text:style-name="T4"><text:tab/></text:span><text:span text:style-name="T5">a. Install </text:span><text:a xlink:type="simple" xlink:href="http://www.msys2.org/" text:style-name="Internet_20_link" text:visited-style-name="Visited_20_Internet_20_Link"><text:span text:style-name="T5">MSYS2</text:span></text:a></text:p>
      <text:p text:style-name="P10"/>
      <text:p text:style-name="P10"><text:tab/>b. Install gcc, make, flex, bison, pkg-config, GTK3, GtkSourceView3 using the pacman utility <text:tab/>from an MSYS2 shell:</text:p>
      <text:p text:style-name="P10"/>
      <text:p text:style-name="P10"><text:tab/><text:tab/><text:span text:style-name="T13">pacman -S &lt;package name&gt;</text:span></text:p>
      <text:p text:style-name="P13"/>
      <text:p text:style-name="P10"><text:span text:style-name="T13"><text:tab/>c</text:span><text:span text:style-name="T14">. Install the <text:s/></text:span><text:a xlink:type="simple" xlink:href="http://bellard.org/tcc/" text:style-name="Internet_20_link" text:visited-style-name="Visited_20_Internet_20_Link"><text:span text:style-name="T14">Tiny C Compiler</text:span></text:a><text:span text:style-name="T14">. You will have to do it the './configure; make; sudo make <text:tab/>install' way.</text:span></text:p>
      <text:p text:style-name="P10"/>
      <text:p text:style-name="P10"><text:tab/>d. <text:span text:style-name="T14">Install the </text:span><text:a xlink:type="simple" xlink:href="https://www.hboehm.info/gc/gc_source/" text:style-name="Internet_20_link" text:visited-style-name="Visited_20_Internet_20_Link"><text:span text:style-name="T14">Boehm Garbage Collector</text:span></text:a><text:span text:style-name="T14"> using './configure; make; sudo make install'</text:span></text:p>
      <text:p text:style-name="P10"/>
      <text:p text:style-name="P10"><text:tab/>e. Install pLisp from the MSYS2 shell by <text:span text:style-name="T14">'./configure', 'make' and 'sudo make install' at the <text:tab/>command line after navigating to the directory to which you downloaded/extracted the pLisp <text:tab/>files.</text:span></text:p>
      <text:p text:style-name="P10"/>
      <text:p text:style-name="P10"><text:soft-page-break/><text:tab/><text:span text:style-name="T7">Note: pLisp can be installed on Cygwin; however, issues with compiling TCC on Cygwin <text:tab/>make this quite cumberso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4-26T13:52:27</dc:date>
    <meta:editing-duration>PT16H10M23S</meta:editing-duration>
    <meta:editing-cycles>243</meta:editing-cycles>
    <meta:generator>OpenOffice/4.1.3$Unix OpenOffice.org_project/413m1$Build-9783</meta:generator>
    <dc:creator>Rajesh Jayaprakash</dc:creator>
    <meta:document-statistic meta:table-count="5" meta:image-count="31" meta:object-count="0" meta:page-count="17" meta:paragraph-count="127" meta:word-count="2237" meta:character-count="13514"/>
  </office:meta>
</office:document-meta>
</file>